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edRowIterator.skip( long skip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QL.addTypeConstraint( Expression exp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wIterAdapter.RowIterAdapter( RangeIterator rangeIterator ,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ByExpression.defaultOrderBy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RowIterator.fetch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QL.pushExpression( String property , String value , boolean optional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RowIterAdapter.nex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ainsExpression.ContainsExpression( String propert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QL.resolveNodeTypeName( String nt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GQL.execute( String statement , Session session , String commonPath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ryExpression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Expression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QL.checkProhibited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QL.execute( String statement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RowIte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ryExpression.toString( StringBuffer 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teredRow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QL.isPrefix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ByExpression.toString( StringBuffer buff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AryExpression.addOperand( 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dExpression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QL.resolveChildNodeName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QL.execute( String statement , Session session , String commonPathPrefix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maryTypeComparision.PrimaryTypeCompari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ByExpression.OrderByExpres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QL.GQL( String statement , Session session , String commonPathPrefix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Comparison.toString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edRow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Row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QL.parse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">
            <text:p text:style-name="Table_20_Contents">8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RowAdapte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QL.translateState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owAdapter.getValue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ainsExpression.toString( StringBuffer buff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GQL.resolvePropertyName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lteredRowIte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QL.collectNodeTypes( String nt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ixinComparision.MixinCompari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mparison.ValueComparison( String propert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pression.PropertyExpression( String propert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ByExpression.OrderBy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QL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owIterAdapter.RowIterAdapter( Collection collection ,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edRowIterator.nex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teredRowIterator.FilteredRowIterator( RowIterator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wIterAdapte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Adapter.RowAdapter( Row row , String excerp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